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898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00a933" fo:border="0.06pt solid #000000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7" table:visibility="collapse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10"/>
        <table:table-column table:style-name="co11" table:default-cell-style-name="ce10"/>
        <table:table-column table:style-name="co6" table:default-cell-style-name="ce26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Questionnaire 1 10%</text:p>
          </table:table-cell>
          <table:table-cell table:style-name="ce7" office:value-type="string" calcext:value-type="string">
            <text:p>Midterm Exam Three Party Coalition Exercise Round 1 20%</text:p>
          </table:table-cell>
          <table:table-cell table:style-name="ce7" office:value-type="string" calcext:value-type="string">
            <text:p>Primer Corte 30%</text:p>
          </table:table-cell>
          <table:table-cell table:style-name="ce1" office:value-type="string" calcext:value-type="string">
            <text:p>Cumulative grade 30%</text:p>
          </table:table-cell>
          <table:table-cell table:style-name="ce7" office:value-type="string" calcext:value-type="string">
            <text:p>Questionnaire 2 10%</text:p>
          </table:table-cell>
          <table:table-cell table:style-name="ce7" office:value-type="string" calcext:value-type="string">
            <text:p>Midterm Exam Three Party Coalition Exercise Round 2 20%</text:p>
          </table:table-cell>
          <table:table-cell table:style-name="ce7" office:value-type="string" calcext:value-type="string">
            <text:p>Segundo Corte 30%</text:p>
          </table:table-cell>
          <table:table-cell table:style-name="ce7" office:value-type="string" calcext:value-type="string">
            <text:p>Cumulative grade 60%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]*0.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]*0.3 + [.J2]*0.3" office:value-type="float" office:value="24.9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]*0.3" office:value-type="float" office:value="12.6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3]*0.3 + [.J3]*0.3" office:value-type="float" office:value="23.7" calcext:value-type="float">
            <text:p>24</text:p>
          </table:table-cell>
          <table:table-cell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4]*0.3" office:value-type="float" office:value="11.4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4]*0.3 + [.J4]*0.3" office:value-type="float" office:value="23.4" calcext:value-type="float">
            <text:p>23</text:p>
          </table:table-cell>
          <table:table-cell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5]*0.3" office:value-type="float" office:value="9.9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F5]*0.3 + [.J5]*0.3" office:value-type="float" office:value="17.4" calcext:value-type="float">
            <text:p>17</text:p>
          </table:table-cell>
          <table:table-cell/>
          <table:table-cell table:style-name="ce30"/>
          <table:table-cell table:style-name="ce24" office:value-type="string" calcext:value-type="string">
            <text:p><text:span text:style-name="T1">Grade replaced not presented because problems in moodle </text:span>platform </text:p>
          </table:table-cell>
        </table:table-row>
        <table:table-row table:style-name="ro2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6]*0.3" office:value-type="float" office:value="10.5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6]*0.3 + [.J6]*0.3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F7]*0.3" office:value-type="float" office:value="8.1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7]*0.3 + [.J7]*0.3" office:value-type="float" office:value="21.6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8]*0.3" office:value-type="float" office:value="11.4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8]*0.3 + [.J8]*0.3" office:value-type="float" office:value="22.8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9]*0.3" office:value-type="float" office:value="9.6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F9]*0.3 + [.J9]*0.3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0]*0.3" office:value-type="float" office:value="11.4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F10]*0.3 + [.J10]*0.3" office:value-type="float" office:value="22.5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1]*0.3" office:value-type="float" office:value="13.5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11]*0.3 + [.J11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12]*0.3" office:value-type="float" office:value="12.6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12]*0.3 + [.J12]*0.3" office:value-type="float" office:value="24.6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3]*0.3" office:value-type="float" office:value="14.1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13]*0.3 + [.J13]*0.3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F14]*0.3" office:value-type="float" office:value="14.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14]*0.3 + [.J14]*0.3" office:value-type="float" office:value="26.4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15]*0.3" office:value-type="float" office:value="11.4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15]*0.3 + [.J15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6]*0.3" office:value-type="float" office:value="14.1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16]*0.3 + [.J16]*0.3" office:value-type="float" office:value="23.7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7]*0.3" office:value-type="float" office:value="13.5" calcext:value-type="float">
            <text:p>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F17]*0.3 + [.J17]*0.3" office:value-type="float" office:value="22.5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8" table:style-name="ce5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9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19]*0.3 + [.J19]*0.3" office:value-type="float" office:value="21.3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20]*0.3" office:value-type="float" office:value="9.9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0]*0.3 + [.J20]*0.3" office:value-type="float" office:value="19.8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21]*0.3" office:value-type="float" office:value="10.5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21]*0.3 + [.J21]*0.3" office:value-type="float" office:value="24.6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22]*0.3" office:value-type="float" office:value="12.9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22]*0.3 + [.J22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F23]*0.3" office:value-type="float" office:value="11.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3]*0.3 + [.J23]*0.3" office:value-type="float" office:value="26.1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F24]*0.3" office:value-type="float" office:value="9" calcext:value-type="float">
            <text:p>9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24]*0.3 + [.J24]*0.3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25]*0.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25]*0.3 + [.J25]*0.3" office:value-type="float" office:value="24.6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6]*0.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26]*0.3 + [.J26]*0.3" office:value-type="float" office:value="21.6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27]*0.3" office:value-type="float" office:value="9.6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7]*0.3 + [.J27]*0.3" office:value-type="float" office:value="21.6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8]*0.3" office:value-type="float" office:value="9.9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8]*0.3 + [.J28]*0.3" office:value-type="float" office:value="21.9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F29]*0.3" office:value-type="float" office:value="9.9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29]*0.3 + [.J29]*0.3" office:value-type="float" office:value="22.8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30]*0.3" office:value-type="float" office:value="11.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0]*0.3 + [.J30]*0.3" office:value-type="float" office:value="23.7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8" table:style-name="ce5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2]*0.3" office:value-type="float" office:value="10.5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2]*0.3 + [.J32]*0.3" office:value-type="float" office:value="24.6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33]*0.3" office:value-type="float" office:value="11.4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33]*0.3 + [.J33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34]*0.3" office:value-type="float" office:value="9.9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34]*0.3 + [.J34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5]*0.3" office:value-type="float" office:value="14.1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35]*0.3 + [.J35]*0.3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F36]*0.3" office:value-type="float" office:value="8.1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6]*0.3 + [.J36]*0.3" office:value-type="float" office:value="20.7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F37]*0.3" office:value-type="float" office:value="10.5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F37]*0.3 + [.J37]*0.3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38]*0.3" office:value-type="float" office:value="12.6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8]*0.3 + [.J38]*0.3" office:value-type="float" office:value="23.1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39]*0.3" office:value-type="float" office:value="13.5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39]*0.3 + [.J39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F40]*0.3" office:value-type="float" office:value="12.9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0]*0.3 + [.J40]*0.3" office:value-type="float" office:value="22.5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1]*0.3" office:value-type="float" office:value="9.6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41]*0.3 + [.J41]*0.3" office:value-type="float" office:value="23.7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2]*0.3" office:value-type="float" office:value="9.6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42]*0.3 + [.J42]*0.3" office:value-type="float" office:value="23.7" calcext:value-type="float">
            <text:p>24</text:p>
          </table:table-cell>
          <table:table-cell table:number-columns-repeated="3"/>
        </table:table-row>
        <table:table-row table:style-name="ro2">
          <table:table-cell table:style-name="Default" table:number-columns-repeated="11"/>
          <table:table-cell table:style-name="ce27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27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F4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31">00/00/0000</text:date>, <text:time style:data-style-name="N2" text:time-value="11:31:51.90290852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31T11:33:38.742621949</dc:date>
    <meta:editing-duration>PT1H52M8S</meta:editing-duration>
    <meta:editing-cycles>12</meta:editing-cycles>
    <meta:document-statistic meta:table-count="1" meta:cell-count="465" meta:object-count="0"/>
  </office:meta>
</office:document-meta>
</file>